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subtitle">
      <style:graphic-properties draw:fill-color="#ffffff" fo:min-height="16.25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20pt"/>
    </style:style>
    <style:style style:name="P3" style:family="paragraph">
      <style:text-properties fo:font-family="'Courier 10 Pitch'" style:font-pitch="fixed" fo:font-size="16pt" style:font-size-asian="16pt" style:font-size-complex="16pt"/>
    </style:style>
    <style:style style:name="T1" style:family="text">
      <style:text-properties style:text-position="super 58%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family="'Courier 10 Pitch'" style:font-pitch="fixed" fo:font-size="16pt" style:font-size-asian="16pt" style:font-size-complex="16pt"/>
    </style:style>
    <style:style style:name="T4" style:family="text">
      <style:text-properties fo:font-family="'Courier 10 Pitch'" style:font-pitch="fixed" fo:font-size="16pt" fo:font-weight="bold" style:font-size-asian="16pt" style:font-weight-asian="bold" style:font-size-complex="16pt" style:font-weight-complex="bold"/>
    </style:style>
    <style:style style:name="T5" style:family="text">
      <style:text-properties fo:font-family="'Liberation Sans'" style:font-family-generic="swiss" style:font-pitch="variable" fo:font-size="32pt" style:font-size-asian="32pt" style:font-size-complex="32pt"/>
    </style:style>
    <style:style style:name="T6" style:family="text">
      <style:text-properties fo:font-family="'Courier 10 Pitch'" style:font-pitch="fixed" fo:font-size="32pt" style:font-size-asian="32pt" style:font-size-complex="32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family="'Courier 10 Pitch'" style:font-pitch="fixed" fo:font-size="24pt" style:font-size-asian="24pt" style:font-size-complex="24pt"/>
    </style:style>
    <style:style style:name="T11" style:family="text">
      <style:text-properties fo:font-family="'Liberation Sans'" style:font-family-generic="swiss" style:font-pitch="variable" fo:font-size="26pt" style:font-size-asian="26pt" style:font-size-complex="26pt"/>
    </style:style>
    <style:style style:name="T12" style:family="text">
      <style:text-properties fo:font-family="'Courier 10 Pitch'" style:font-pitch="fixed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quireJS and Django</text:p>
          </draw:text-box>
        </draw:frame>
        <draw:frame presentation:style-name="pr2" draw:layer="layout" svg:width="25.199cm" svg:height="12.178cm" svg:x="1.4cm" svg:y="4.914cm" presentation:class="subtitle">
          <draw:text-box>
            <text:p>By Tom de Simone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quireJ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Easier management of 3<text:span text:style-name="T1">rd</text:span> party libraries</text:p>
              </text:list-item>
              <text:list-item>
                <text:p>Reduces pollution of global namespace</text:p>
              </text:list-item>
              <text:list-item>
                <text:p>More modular code</text:p>
              </text:list-item>
              <text:list-item>
                <text:p>Just one &lt;script&gt; tag!</text:p>
              </text:list-item>
              <text:list-item>
                <text:p>Comes with own minifier</text:p>
              </text:list-item>
              <text:list-item>
                <text:p>Plugs nicely into Djang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2">Asynchronous Module Definition (AMD)</text:span>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Only 1 initial &lt;script&gt; tag</text:p>
              </text:list-item>
              <text:list-item>
                <text:p>Hierarchical dependencies defined in .js files</text:p>
              </text:list-item>
              <text:list-item>
                <text:p>Dependencies loaded asynchronously via XHRs</text:p>
              </text:list-item>
              <text:list-item>
                <text:p>Not universally loved</text:p>
              </text:list-item>
              <text:list-item>
                <text:p>But we don't c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asic use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p>In your HTML:</text:p>
            <text:p><text:span text:style-name="T3"><text:s text:c="2"/></text:span><text:span text:style-name="T3">&lt;script data-main="js/main" src="js/require.js"&gt;&lt;/script&gt;</text:span></text:p>
            <text:p>In /static/:</text:p>
            <text:p><text:span text:style-name="T3"><text:s text:c="2"/></text:span><text:span text:style-name="T4">js/</text:span></text:p>
            <text:p><text:span text:style-name="T3"><text:s text:c="4"/></text:span><text:span text:style-name="T3">require.js</text:span></text:p>
            <text:p><text:span text:style-name="T3"><text:s text:c="4"/></text:span><text:span text:style-name="T3">main.js</text:span></text:p>
            <text:p><text:span text:style-name="T3"><text:s text:c="4"/></text:span><text:span text:style-name="T4">vendor/</text:span></text:p>
            <text:p><text:span text:style-name="T3"><text:s text:c="6"/></text:span><text:span text:style-name="T3">jquery-1.10.2.js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use: django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Installation:</text:p>
              </text:list-item>
            </text:list>
            <text:p><text:span text:style-name="T3"><text:s text:c="2"/></text:span><text:span text:style-name="T3">pip install django-require</text:span></text:p>
            <text:list text:continue-numbering="true" text:style-name="L2">
              <text:list-item>
                <text:p><text:span text:style-name="T5">Add </text:span><text:span text:style-name="T6">'require'</text:span><text:span text:style-name="T5"> to</text:span><text:span text:style-name="T6"> INSTALLED_APPS </text:span><text:span text:style-name="T5">in</text:span><text:span text:style-name="T6"> settings.py</text:span></text:p>
              </text:list-item>
              <text:list-item>
                <text:p>In your HTML, instead of the &lt;script&gt; tag:</text:p>
              </text:list-item>
            </text:list>
            <text:p><text:span text:style-name="T3"><text:s text:c="2"/></text:span><text:span text:style-name="T3">{% load require %}</text:span></text:p>
            <text:p><text:span text:style-name="T3"><text:s text:c="2"/>…</text:span></text:p>
            <text:p><text:span text:style-name="T3"><text:s text:c="2"/></text:span><text:span text:style-name="T3">{% require_module 'main' %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use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p>In js/main.js:</text:p>
            <text:p><text:span text:style-name="T3"><text:s text:c="2"/></text:span><text:span text:style-name="T3">requirejs.config({</text:span></text:p>
            <text:p><text:span text:style-name="T3"><text:s text:c="4"/></text:span><text:span text:style-name="T3">paths: {</text:span></text:p>
            <text:p><text:span text:style-name="T3"><text:s text:c="6"/></text:span><text:span text:style-name="T3">jquery: 'vendor/jquery-1.10.2',</text:span></text:p>
            <text:p><text:span text:style-name="T3"><text:s text:c="6"/></text:span><text:span text:style-name="T3">bootstrap: 'vendor/bootstrap'</text:span></text:p>
            <text:p><text:span text:style-name="T3"><text:s text:c="4"/></text:span><text:span text:style-name="T3">}</text:span></text:p>
            <text:p><text:span text:style-name="T3"><text:s text:c="2"/></text:span><text:span text:style-name="T3">});</text:span></text:p>
            <text:p><text:span text:style-name="T3"><text:s text:c="2"/></text:span><text:span text:style-name="T3">require(['jquery'], function ($) {</text:span></text:p>
            <text:p><text:span text:style-name="T3"><text:s text:c="4"/></text:span><text:span text:style-name="T3">$(function () { alert('hello!'); });</text:span></text:p>
            <text:p><text:span text:style-name="T3"><text:s text:c="2"/></text:span><text:span text:style-name="T3">});</text:span></text:p>
            <text:p><text:span text:style-name="T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ims for non-AMD libraries</text:p>
          </draw:text-box>
        </draw:frame>
        <draw:frame presentation:style-name="pr4" draw:text-style-name="P3" draw:layer="layout" svg:width="25.199cm" svg:height="12.178cm" svg:x="1.4cm" svg:y="4.914cm" presentation:class="outline" presentation:user-transformed="true">
          <draw:text-box>
            <text:p><text:span text:style-name="T3">requirejs.config({</text:span></text:p>
            <text:p><text:span text:style-name="T3"><text:s text:c="2"/></text:span><text:span text:style-name="T3">paths: { … },</text:span></text:p>
            <text:p><text:span text:style-name="T3"><text:s text:c="2"/></text:span><text:span text:style-name="T3">shim: {</text:span></text:p>
            <text:p><text:span text:style-name="T3"><text:s text:c="8"/></text:span><text:span text:style-name="T3">'bootstrap': [</text:span></text:p>
            <text:p><text:span text:style-name="T3"><text:s text:c="12"/></text:span><text:span text:style-name="T3">'jquery'</text:span></text:p>
            <text:p><text:span text:style-name="T3"><text:s text:c="8"/></text:span><text:span text:style-name="T3">],</text:span></text:p>
            <text:p><text:span text:style-name="T3"><text:s text:c="8"/></text:span><text:span text:style-name="T3">'bootstrap-tabdrop': [</text:span></text:p>
            <text:p><text:span text:style-name="T3"><text:s text:c="12"/></text:span><text:span text:style-name="T3">'bootstrap'</text:span></text:p>
            <text:p><text:span text:style-name="T3"><text:s text:c="8"/></text:span><text:span text:style-name="T3">]</text:span></text:p>
            <text:p><text:span text:style-name="T3"><text:s text:c="2"/></text:span><text:span text:style-name="T3">}</text:span></text:p>
            <text:p><text:span text:style-name="T3">})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fining a module</text:p>
          </draw:text-box>
        </draw:frame>
        <draw:frame presentation:style-name="pr4" draw:layer="layout" svg:width="25.199cm" svg:height="15.657cm" svg:x="1.4cm" svg:y="4.343cm" presentation:class="outline" presentation:user-transformed="true">
          <draw:text-box>
            <text:p>js/mymodule.js:</text:p>
            <text:p><text:span text:style-name="T3"><text:s text:c="2"/></text:span><text:span text:style-name="T3">Define(['jquery'], function ($) {</text:span></text:p>
            <text:p><text:span text:style-name="T3"><text:s text:c="4"/></text:span><text:span text:style-name="T3">function init() {</text:span></text:p>
            <text:p><text:span text:style-name="T3"><text:s text:c="6"/></text:span><text:span text:style-name="T3">alert('My module!');</text:span></text:p>
            <text:p><text:span text:style-name="T3"><text:s text:c="4"/></text:span><text:span text:style-name="T3">}</text:span></text:p>
            <text:p><text:span text:style-name="T3"><text:s text:c="4"/></text:span><text:span text:style-name="T3">return { init: init };</text:span></text:p>
            <text:p><text:span text:style-name="T3"><text:s text:c="2"/></text:span><text:span text:style-name="T3">});</text:span></text:p>
            <text:p>js/main.js:</text:p>
            <text:p><text:span text:style-name="T3"><text:s text:c="2"/></text:span><text:span text:style-name="T3">requirejs.config( … );</text:span></text:p>
            <text:p><text:span text:style-name="T3"><text:s text:c="2"/></text:span><text:span text:style-name="T3">require(['mymodule'], function(mymodule) {</text:span></text:p>
            <text:p><text:span text:style-name="T3"><text:s text:c="4"/></text:span><text:span text:style-name="T3">mymodule.init();</text:span></text:p>
            <text:p><text:span text:style-name="T3"><text:s text:c="4"/></text:span><text:span text:style-name="T3">// other stuff</text:span></text:p>
            <text:p><text:span text:style-name="T3"><text:s text:c="2"/></text:span><text:span text:style-name="T3">})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 production</text:p>
          </draw:text-box>
        </draw:frame>
        <draw:frame presentation:style-name="pr4" draw:text-style-name="P3" draw:layer="layout" svg:width="25.199cm" svg:height="12.178cm" svg:x="1.4cm" svg:y="4.914cm" presentation:class="outline" presentation:user-transformed="true">
          <draw:text-box>
            <text:p><text:span text:style-name="T5">Install the optimiser:</text:span></text:p>
            <text:p><text:span text:style-name="T3"><text:s text:c="2"/></text:span><text:span text:style-name="T3">sudo add-apt-repository ppa:chris-lea/node.js</text:span></text:p>
            <text:p><text:span text:style-name="T3"><text:s text:c="2"/></text:span><text:span text:style-name="T3">sudo apt-get update</text:span></text:p>
            <text:p><text:span text:style-name="T3"><text:s text:c="2"/></text:span><text:span text:style-name="T3">sudo apt-get install nodejs</text:span></text:p>
            <text:p><text:span text:style-name="T3"><text:s text:c="2"/></text:span><text:span text:style-name="T3">sudo npm install -g requirejs</text:span></text:p>
            <text:p><text:span text:style-name="T5">In settings.py:</text:span></text:p>
            <text:p><text:span text:style-name="T3"><text:s text:c="2"/></text:span><text:span text:style-name="T3">STATICFILES_STORAGE = 'require.storage.OptimizedCachedStaticFilesStorage'</text:span></text:p>
            <text:p><text:span text:style-name="T3"><text:s text:c="2"/></text:span><text:span text:style-name="T3">REQUIRE_BUILD_PROFILE = 'main.build.js'</text:span></text:p>
            <text:p><text:span text:style-name="T5">Run optimiser:</text:span></text:p>
            <text:p><text:span text:style-name="T3"><text:s text:c="2"/></text:span><text:span text:style-name="T3">python manage.py collectstatic</text:span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jango → RequireJS → S3</text:p>
          </draw:text-box>
        </draw:frame>
        <draw:frame presentation:style-name="pr4" draw:layer="layout" svg:width="25.199cm" svg:height="14cm" svg:x="1.4cm" svg:y="4.6cm" presentation:class="outline" presentation:user-transformed="true">
          <draw:text-box>
            <text:list text:style-name="L2">
              <text:list-item>
                <text:p><text:span text:style-name="T8">Install package:</text:span></text:p>
              </text:list-item>
            </text:list>
            <text:p><text:span text:style-name="T3"><text:s text:c="2"/></text:span><text:span text:style-name="T3">pip install django-storages</text:span></text:p>
            <text:list text:continue-numbering="true" text:style-name="L2">
              <text:list-item>
                <text:p><text:span text:style-name="T9">Add </text:span><text:span text:style-name="T10">'storages'</text:span><text:span text:style-name="T9"> to</text:span><text:span text:style-name="T10"> INSTALLED_APPS</text:span><text:span text:style-name="T9"> in </text:span><text:span text:style-name="T10">settings.py</text:span></text:p>
              </text:list-item>
              <text:list-item>
                <text:p><text:span text:style-name="T8">Make custom storage:</text:span></text:p>
              </text:list-item>
            </text:list>
            <text:p><text:span text:style-name="T3"><text:s text:c="2"/></text:span><text:span text:style-name="T3">from storages.backends.s3boto import S3BotoStorage</text:span></text:p>
            <text:p><text:span text:style-name="T3"><text:s text:c="2"/></text:span><text:span text:style-name="T3">from require.storage import OptimizedFilesMixin</text:span></text:p>
            <text:p><text:span text:style-name="T3"><text:s text:c="2"/></text:span><text:span text:style-name="T3">from django.contrib.staticfiles.storage import CachedFilesMixin</text:span></text:p>
            <text:p><text:span text:style-name="T3"/></text:p>
            <text:p><text:span text:style-name="T3"><text:s text:c="2"/></text:span><text:span text:style-name="T3">class OptimizedCachedS3BotoStorage(OptimizedFilesMixin, CachedFilesMixin, S3BotoStorage):</text:span></text:p>
            <text:p><text:span text:style-name="T3"><text:s text:c="4"/></text:span><text:span text:style-name="T3">Pass</text:span></text:p>
            <text:list text:continue-numbering="true" text:style-name="L2">
              <text:list-item>
                <text:p><text:span text:style-name="T11">Add storage class to </text:span><text:span text:style-name="T12">STATICFILES_STORAGE</text:span><text:span text:style-name="T11"> in </text:span><text:span text:style-name="T12">settings.py</text:span>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we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ackage manager for client-side JS</text:p>
              </text:list-item>
              <text:list-item>
                <text:p>Installation:</text:p>
              </text:list-item>
            </text:list>
            <text:p><text:span text:style-name="T3"><text:s text:c="2"/></text:span><text:span text:style-name="T3">sudo npm install -g bower</text:span></text:p>
            <text:list text:continue-numbering="true" text:style-name="L2">
              <text:list-item>
                <text:p>Usage:</text:p>
              </text:list-item>
            </text:list>
            <text:p><text:span text:style-name="T3"><text:s text:c="2"/></text:span><text:span text:style-name="T3">bower install jquery</text:span></text:p>
            <text:list text:continue-numbering="true" text:style-name="L2">
              <text:list-item>
                <text:p><text:span text:style-name="T5">Still need to add paths to main.j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2">
        <office:forms form:automatic-focus="false" form:apply-design-mode="false"/>
        <draw:frame presentation:style-name="pr5" draw:layer="layout" svg:width="25.199cm" svg:height="16.254cm" svg:x="1.4cm" svg:y="0.837cm" presentation:class="subtitle">
          <draw:text-box>
            <text:p>Thanks for listening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om </meta:initial-creator>
    <meta:creation-date>2013-12-01T21:18:58</meta:creation-date>
    <meta:generator>OpenOffice.org/3.2$Linux OpenOffice.org_project/320m19$Build-9505</meta:generator>
    <dc:date>2013-12-02T02:07:43</dc:date>
    <dc:creator>Tom </dc:creator>
    <meta:editing-duration>PT04H02M02S</meta:editing-duration>
    <meta:editing-cycles>27</meta:editing-cycles>
    <meta:document-statistic meta:object-count="68"/>
  </office:meta>
</office:document-meta>
</file>